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none" fo:font-weight="normal" style:font-size-asian="13pt" style:font-weight-asian="normal" style:font-size-complex="13pt" style:font-weight-complex="normal"/>
    </style:style>
    <style:style style:name="P2"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3pt" style:text-underline-style="none" fo:font-weight="normal"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3</text:p>
      <text:p text:style-name="Standard"/>
      <text:p text:style-name="P2">opdrachten in de les</text:p>
      <text:p text:style-name="P1"/>
      <text:p text:style-name="P1"><text:tab/>Opdracht “eerste indruk”</text:p>
      <text:p text:style-name="P1">Over het algemeen let ik op iemands gelaatsuitdrukking, de houding die iemand aan neemt is vaak belangrijk voor mij en ik houd er rekening mee dat iedereen die in een groep met onbekende personen zit een andere houding zal hebben tegenover mij. Ik probeer zo weinig mogelijk te associëren tussen de verwachte persoonlijkheid van mensen en de kleding die diegene draagt. Met de reden dat ik zelf het liefste in een jogging-broek en klompen over straat ga aangezien ik dat fijn vind zitten, en daarbij het fijn vind als iemand mij daar niet op beoordeeld. Ik weet zelf dat dit in de praktijk juist gebeurd. Maar over het algemeen krijg ik van de mensen waar ik mee om ga na een tijdje na deze associatie te horen dat ik een sociaal en aardig persoon ben. En voor de gene die niet willen omgaan met iemand die er zo als ik bij loop hoef ik met die persoon zelf ook niet om te gaan.</text:p>
      <text:p text:style-name="P1"/>
      <text:p text:style-name="P1"><text:tab/>Opdracht “handen schudden”</text:p>
      <text:p text:style-name="P1">Bij deze opdracht heb ik wel degelijk iets geleerd, en dat was tegen mijn verwachtingen in van dit vak. Ik heb geleerd dat er een achterliggende gedachte zit aan de handdruk. Ik wist al dat er een aantal culturele ongeschreven regels zijn onder de personen die macht kunnen uitoefenen op internationaal niveau bij de ontmoeting. Het feit dat er internationale spanningen ontstaan door de non-verbale interactie tussen twee staatshoofden vind ik wel erg vergezocht. Deze spanning was er namelijk ook al voor die tijd. Hier heb ik het over het filmpje van de handdruk van de president van de verenigde staten en de premier van Rusland. </text:p>
      <text:p text:style-name="P1"/>
      <text:p text:style-name="P1">Ook het “johari venster” werd aangestipt. Dit heb ik ook al behandeld in mijn vorige opleiding bij het vak communicatie theorie. Het gaat over de principes van het leren. Het geen wat de één niet weet van zichzelf kan een ander wel opmerken en de ander er op gaan attenderen, dat is het algemene doel van het “johari venster”. </text:p>
      <text:p text:style-name="P1"/>
      <text:p text:style-name="P1">Het feit dat je de ontmoeting zo stabiel mogelijk kan laten verlopen door je hand recht te houden <text:s/>en tegendruk geeft als je hand onder komt te liggen bij de handdruk, is wel een handige tool die ik zeker ga gebruiken bij mijn komende sollicitatie gesprekken. Toch het goed gekleed zijn voor een presentatie is nog een struikelpunt bij mij. Ook bij mijn vorige opleiding werd er veel op geattendeerd dat ik mij beter moest gaan kleden voor bepaalde gesprekken en presentaties. Zodra ik dat ga doen voelt het wel als het verwerpen van mijn normen en waarden. Ik zou graag willen weten hoe u zich daarover vo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21:50.89</meta:creation-date>
    <dc:date>2014-10-31T19:11:57.01</dc:date>
    <meta:editing-duration>PT7M5S</meta:editing-duration>
    <meta:editing-cycles>4</meta:editing-cycles>
    <meta:generator>OpenOffice/4.1.1$Win32 OpenOffice.org_project/411m6$Build-9775</meta:generator>
    <meta:document-statistic meta:table-count="0" meta:image-count="0" meta:object-count="0" meta:page-count="1" meta:paragraph-count="8" meta:word-count="448" meta:character-count="2526"/>
  </office:meta>
</office:document-meta>
</file>